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end" style:justify-single-word="false"/>
    </style:style>
    <style:style style:name="P4" style:family="paragraph" style:parent-style-name="Standard">
      <style:paragraph-properties fo:text-align="center" style:justify-single-word="false"/>
      <style:text-properties officeooo:rsid="057aae1d" officeooo:paragraph-rsid="057aae1d"/>
    </style:style>
    <style:style style:name="P5"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8"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9"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0" style:family="paragraph" style:parent-style-name="Example_20_Header">
      <style:text-properties officeooo:paragraph-rsid="0ce95318"/>
    </style:style>
    <style:style style:name="P11" style:family="paragraph" style:parent-style-name="Standard">
      <style:paragraph-properties fo:text-align="center" style:justify-single-word="false" fo:break-before="page"/>
    </style:style>
    <style:style style:name="P12" style:family="paragraph" style:parent-style-name="Contents_20_1">
      <style:paragraph-properties>
        <style:tab-stops>
          <style:tab-stop style:position="14.801cm" style:type="right" style:leader-style="dotted" style:leader-text="."/>
        </style:tab-stops>
      </style:paragraph-properties>
    </style:style>
    <style:style style:name="P13" style:family="paragraph" style:parent-style-name="Contents_20_2">
      <style:paragraph-properties>
        <style:tab-stops>
          <style:tab-stop style:position="14.801cm" style:type="right" style:leader-style="dotted" style:leader-text="."/>
        </style:tab-stops>
      </style:paragraph-properties>
    </style:style>
    <style:style style:name="P14" style:family="paragraph" style:parent-style-name="Text_20_body" style:master-page-name="Standard">
      <style:paragraph-properties fo:text-align="end" style:justify-single-word="false" style:page-number="auto"/>
    </style:style>
    <style:style style:name="P15" style:family="paragraph" style:parent-style-name="Text_20_body">
      <style:text-properties officeooo:rsid="17c3e7dd" officeooo:paragraph-rsid="17c3e7dd"/>
    </style:style>
    <style:style style:name="P16" style:family="paragraph" style:parent-style-name="Text_20_body" style:list-style-name="L75"/>
    <style:style style:name="P17" style:family="paragraph" style:parent-style-name="Text_20_body" style:list-style-name="L75">
      <style:text-properties officeooo:paragraph-rsid="17c3fa16"/>
    </style:style>
    <style:style style:name="P18" style:family="paragraph" style:parent-style-name="Text_20_body" style:list-style-name="L75">
      <style:text-properties officeooo:rsid="17c56b4d" officeooo:paragraph-rsid="17c56b4d"/>
    </style:style>
    <style:style style:name="P19" style:family="paragraph" style:parent-style-name="Text_20_body" style:list-style-name="L75">
      <style:text-properties officeooo:rsid="17ca5531" officeooo:paragraph-rsid="17ca5531"/>
    </style:style>
    <style:style style:name="P20" style:family="paragraph" style:parent-style-name="Text_20_body" style:list-style-name="L75">
      <style:text-properties officeooo:rsid="17cc535d" officeooo:paragraph-rsid="17cc535d"/>
    </style:style>
    <style:style style:name="P21" style:family="paragraph" style:parent-style-name="Text_20_body" style:list-style-name="L75">
      <style:text-properties officeooo:rsid="17ced427" officeooo:paragraph-rsid="17ced427"/>
    </style:style>
    <style:style style:name="P22" style:family="paragraph" style:parent-style-name="Text_20_body" style:list-style-name="L75">
      <style:text-properties officeooo:rsid="17ced62a" officeooo:paragraph-rsid="17ced62a"/>
    </style:style>
    <style:style style:name="P23" style:family="paragraph" style:parent-style-name="Standard">
      <style:paragraph-properties fo:text-align="center" style:justify-single-word="false"/>
      <style:text-properties fo:font-size="22pt" officeooo:rsid="17c3e7dd" officeooo:paragraph-rsid="17c3e7dd" style:font-size-asian="22pt" style:font-size-complex="22pt"/>
    </style:style>
    <style:style style:name="P24" style:family="paragraph" style:parent-style-name="Heading_20_1">
      <style:paragraph-properties fo:break-before="page"/>
      <style:text-properties officeooo:rsid="17c3e7dd" officeooo:paragraph-rsid="17c3e7dd"/>
    </style:style>
    <style:style style:name="T1" style:family="text">
      <style:text-properties style:text-line-through-style="none" style:text-line-through-type="none" style:text-underline-style="none" officeooo:rsid="002eb51a"/>
    </style:style>
    <style:style style:name="T2" style:family="text">
      <style:text-properties fo:font-style="italic" style:font-style-asian="italic" style:font-style-complex="italic"/>
    </style:style>
    <style:style style:name="T3" style:family="text">
      <style:text-properties fo:font-style="italic" officeooo:rsid="17d19afc" style:font-style-asian="italic" style:font-style-complex="italic"/>
    </style:style>
    <style:style style:name="T4" style:family="text">
      <style:text-properties officeooo:rsid="17c3fa16"/>
    </style:style>
    <style:style style:name="T5" style:family="text">
      <style:text-properties officeooo:rsid="17cacb76"/>
    </style:style>
    <style:style style:name="T6" style:family="text">
      <style:text-properties officeooo:rsid="17cc9646"/>
    </style:style>
    <style:style style:name="T7" style:family="text">
      <style:text-properties officeooo:rsid="17d054f1"/>
    </style:style>
    <style:style style:name="T8" style:family="text">
      <style:text-properties officeooo:rsid="17d19af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3"/>
      <text:p text:style-name="Text_20_body"/>
      <text:p text:style-name="Text_20_body"/>
      <text:p text:style-name="P8">Dakara</text:p>
      <text:p text:style-name="P4"/>
      <text:p text:style-name="P4"/>
      <text:p text:style-name="P9">dungeoncrawl</text:p>
      <text:p text:style-name="P5"/>
      <text:p text:style-name="P5"/>
      <text:p text:style-name="P23">Designová rozhodnutí</text:p>
      <text:p text:style-name="P5"/>
      <text:p text:style-name="P5"/>
      <text:p text:style-name="P5"/>
      <text:p text:style-name="P5"/>
      <text:p text:style-name="P6"/>
      <text:p text:style-name="P6"/>
      <text:p text:style-name="P7"/>
      <text:p text:style-name="P2">Michal Světlý</text:p>
      <text:p text:style-name="P1"/>
      <text:p text:style-name="P11"/>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2"><text:a xlink:type="simple" xlink:href="#__RefHeading___Toc2946_901242990" text:style-name="Internet_20_link" text:visited-style-name="Internet_20_link">TODO:</text:a><text:tab/>4</text:p>
          <text:p text:style-name="P12"><text:a xlink:type="simple" xlink:href="#__RefHeading___Toc1631_1817222415" text:style-name="Internet_20_link" text:visited-style-name="Internet_20_link">Úvod</text:a><text:tab/>5</text:p>
          <text:p text:style-name="P13"><text:a xlink:type="simple" xlink:href="#__RefHeading___Toc1575_1936223890" text:style-name="Internet_20_link" text:visited-style-name="Internet_20_link">Výprava do Divočiny</text:a><text:tab/>5</text:p>
          <text:p text:style-name="P12"><text:a xlink:type="simple" xlink:href="#__RefHeading___Toc2643_120643391" text:style-name="Internet_20_link" text:visited-style-name="Internet_20_link">Tvorba postavy</text:a><text:tab/>7</text:p>
          <text:p text:style-name="P13"><text:a xlink:type="simple" xlink:href="#__RefHeading___Toc2645_120643391" text:style-name="Internet_20_link" text:visited-style-name="Internet_20_link">Povolání</text:a><text:tab/>7</text:p>
          <text:p text:style-name="P13"><text:a xlink:type="simple" xlink:href="#__RefHeading___Toc2691_920690617" text:style-name="Internet_20_link" text:visited-style-name="Internet_20_link">Atributy</text:a><text:tab/>8</text:p>
          <text:p text:style-name="P13"><text:a xlink:type="simple" xlink:href="#__RefHeading___Toc2647_120643391" text:style-name="Internet_20_link" text:visited-style-name="Internet_20_link">Rasa</text:a><text:tab/>8</text:p>
          <text:p text:style-name="P13"><text:a xlink:type="simple" xlink:href="#__RefHeading___Toc1591_1936223890" text:style-name="Internet_20_link" text:visited-style-name="Internet_20_link">Výdrž</text:a><text:tab/>10</text:p>
          <text:p text:style-name="P13"><text:a xlink:type="simple" xlink:href="#__RefHeading___Toc1595_1936223890" text:style-name="Internet_20_link" text:visited-style-name="Internet_20_link">Vybavení</text:a><text:tab/>10</text:p>
          <text:p text:style-name="P13"><text:a xlink:type="simple" xlink:href="#__RefHeading___Toc2651_120643391" text:style-name="Internet_20_link" text:visited-style-name="Internet_20_link">Počáteční hotovost</text:a><text:tab/>11</text:p>
          <text:p text:style-name="P12"><text:a xlink:type="simple" xlink:href="#__RefHeading___Toc2653_120643391" text:style-name="Internet_20_link" text:visited-style-name="Internet_20_link">Jak hrát</text:a><text:tab/>12</text:p>
          <text:p text:style-name="P13"><text:a xlink:type="simple" xlink:href="#__RefHeading___Toc1579_1936223890" text:style-name="Internet_20_link" text:visited-style-name="Internet_20_link">Dialogy</text:a><text:tab/>13</text:p>
          <text:p text:style-name="P13"><text:a xlink:type="simple" xlink:href="#__RefHeading___Toc2655_120643391" text:style-name="Internet_20_link" text:visited-style-name="Internet_20_link">Hod na atribut</text:a><text:tab/>13</text:p>
          <text:p text:style-name="P13"><text:a xlink:type="simple" xlink:href="#__RefHeading___Toc2657_120643391" text:style-name="Internet_20_link" text:visited-style-name="Internet_20_link">Schopnosti podle povolání</text:a><text:tab/>15</text:p>
          <text:p text:style-name="P13"><text:a xlink:type="simple" xlink:href="#__RefHeading___Toc1585_1936223890" text:style-name="Internet_20_link" text:visited-style-name="Internet_20_link">Vybavení</text:a><text:tab/>15</text:p>
          <text:p text:style-name="P13"><text:a xlink:type="simple" xlink:href="#__RefHeading___Toc1587_1936223890" text:style-name="Internet_20_link" text:visited-style-name="Internet_20_link">Náhodný hod</text:a><text:tab/>16</text:p>
          <text:p text:style-name="P12"><text:a xlink:type="simple" xlink:href="#__RefHeading___Toc1599_1936223890" text:style-name="Internet_20_link" text:visited-style-name="Internet_20_link">Boj</text:a><text:tab/>17</text:p>
          <text:p text:style-name="P13"><text:a xlink:type="simple" xlink:href="#__RefHeading___Toc2523_690236890" text:style-name="Internet_20_link" text:visited-style-name="Internet_20_link">Popis situace</text:a><text:tab/>19</text:p>
          <text:p text:style-name="P13"><text:a xlink:type="simple" xlink:href="#__RefHeading___Toc2525_690236890" text:style-name="Internet_20_link" text:visited-style-name="Internet_20_link">Záměry</text:a><text:tab/>20</text:p>
          <text:p text:style-name="P13"><text:a xlink:type="simple" xlink:href="#__RefHeading___Toc2527_690236890" text:style-name="Internet_20_link" text:visited-style-name="Internet_20_link">Vyhodnocení</text:a><text:tab/>20</text:p>
          <text:p text:style-name="P13"><text:a xlink:type="simple" xlink:href="#__RefHeading___Toc4414_445933958" text:style-name="Internet_20_link" text:visited-style-name="Internet_20_link">Bojová a obranná čísla</text:a><text:tab/>25</text:p>
          <text:p text:style-name="P13"><text:a xlink:type="simple" xlink:href="#__RefHeading___Toc2531_690236890" text:style-name="Internet_20_link" text:visited-style-name="Internet_20_link">Parametry zbraní a štítů</text:a><text:tab/>27</text:p>
          <text:p text:style-name="P13"><text:a xlink:type="simple" xlink:href="#__RefHeading___Toc4416_445933958" text:style-name="Internet_20_link" text:visited-style-name="Internet_20_link">Kondice</text:a><text:tab/>28</text:p>
          <text:p text:style-name="P13"><text:a xlink:type="simple" xlink:href="#__RefHeading___Toc4418_445933958" text:style-name="Internet_20_link" text:visited-style-name="Internet_20_link">Boj s nestvůrami</text:a><text:tab/>28</text:p>
          <text:p text:style-name="P13"><text:a xlink:type="simple" xlink:href="#__RefHeading___Toc1607_1936223890" text:style-name="Internet_20_link" text:visited-style-name="Internet_20_link">Jedy</text:a><text:tab/>29</text:p>
          <text:p text:style-name="P13"><text:a xlink:type="simple" xlink:href="#__RefHeading___Toc9078_2234690082" text:style-name="Internet_20_link" text:visited-style-name="Internet_20_link">Zranění pádem</text:a><text:tab/>30</text:p>
          <text:p text:style-name="P12"><text:a xlink:type="simple" xlink:href="#__RefHeading___Toc1609_1936223890" text:style-name="Internet_20_link" text:visited-style-name="Internet_20_link">Zranění, vyřazení a smrt</text:a><text:tab/>31</text:p>
          <text:p text:style-name="P13"><text:a xlink:type="simple" xlink:href="#__RefHeading___Toc4420_445933958" text:style-name="Internet_20_link" text:visited-style-name="Internet_20_link">Vyřazení a bezvědomí</text:a><text:tab/>32</text:p>
          <text:p text:style-name="P13"><text:a xlink:type="simple" xlink:href="#__RefHeading___Toc3092_3000536483" text:style-name="Internet_20_link" text:visited-style-name="Internet_20_link">Okamžitá smrt</text:a><text:tab/>32</text:p>
          <text:p text:style-name="P13"><text:a xlink:type="simple" xlink:href="#__RefHeading___Toc1617_1936223890" text:style-name="Internet_20_link" text:visited-style-name="Internet_20_link">Hod na přežití</text:a><text:tab/>32</text:p>
          <text:p text:style-name="P13"><text:a xlink:type="simple" xlink:href="#__RefHeading___Toc3094_3000536483" text:style-name="Internet_20_link" text:visited-style-name="Internet_20_link">Ošetření zranění</text:a><text:tab/>32</text:p>
          <text:p text:style-name="P13"><text:a xlink:type="simple" xlink:href="#__RefHeading___Toc2693_920690617" text:style-name="Internet_20_link" text:visited-style-name="Internet_20_link">Léčení zranění</text:a><text:tab/>33</text:p>
          <text:p text:style-name="P13"><text:a xlink:type="simple" xlink:href="#__RefHeading___Toc2695_920690617" text:style-name="Internet_20_link" text:visited-style-name="Internet_20_link">Magická léčba</text:a><text:tab/>33</text:p>
          <text:p text:style-name="P12"><text:a xlink:type="simple" xlink:href="#__RefHeading___Toc1631_1936223890" text:style-name="Internet_20_link" text:visited-style-name="Internet_20_link">Pasti</text:a><text:tab/>35</text:p>
          <text:p text:style-name="P13"><text:a xlink:type="simple" xlink:href="#__RefHeading___Toc6147_680752183" text:style-name="Internet_20_link" text:visited-style-name="Internet_20_link">Nápadnost pasti</text:a><text:tab/>35</text:p>
          <text:p text:style-name="P13"><text:a xlink:type="simple" xlink:href="#__RefHeading___Toc1633_1936223890" text:style-name="Internet_20_link" text:visited-style-name="Internet_20_link">Účinek pasti</text:a><text:tab/>36</text:p>
          <text:p text:style-name="P13"><text:a xlink:type="simple" xlink:href="#__RefHeading___Toc1635_1936223890" text:style-name="Internet_20_link" text:visited-style-name="Internet_20_link">Líčení pastí</text:a><text:tab/>36</text:p>
          <text:p text:style-name="P12"><text:a xlink:type="simple" xlink:href="#__RefHeading___Toc6149_680752183" text:style-name="Internet_20_link" text:visited-style-name="Internet_20_link">Magie</text:a><text:tab/>37</text:p>
          <text:p text:style-name="P13"><text:a xlink:type="simple" xlink:href="#__RefHeading___Toc6151_680752183" text:style-name="Internet_20_link" text:visited-style-name="Internet_20_link">Připoutání magického předmětu</text:a><text:tab/>37</text:p>
          <text:p text:style-name="P13"><text:soft-page-break/><text:a xlink:type="simple" xlink:href="#__RefHeading___Toc6153_680752183" text:style-name="Internet_20_link" text:visited-style-name="Internet_20_link">Kouzla</text:a><text:tab/>37</text:p>
          <text:p text:style-name="P13"><text:a xlink:type="simple" xlink:href="#__RefHeading___Toc6155_680752183" text:style-name="Internet_20_link" text:visited-style-name="Internet_20_link">Rituály</text:a><text:tab/>39</text:p>
          <text:p text:style-name="P13"><text:a xlink:type="simple" xlink:href="#__RefHeading___Toc4422_445933958" text:style-name="Internet_20_link" text:visited-style-name="Internet_20_link">Soustředění</text:a><text:tab/>39</text:p>
          <text:p text:style-name="P12"><text:a xlink:type="simple" xlink:href="#__RefHeading___Toc1637_1936223890" text:style-name="Internet_20_link" text:visited-style-name="Internet_20_link">Úroveň a zkušenosti</text:a><text:tab/>40</text:p>
          <text:p text:style-name="P13"><text:a xlink:type="simple" xlink:href="#__RefHeading___Toc1639_1936223890" text:style-name="Internet_20_link" text:visited-style-name="Internet_20_link">Přestup na vyšší úroveň</text:a><text:tab/>40</text:p>
          <text:p text:style-name="P12"><text:a xlink:type="simple" xlink:href="#__RefHeading___Toc3098_3000536483" text:style-name="Internet_20_link" text:visited-style-name="Internet_20_link">Rady pro Pána jeskyně</text:a><text:tab/>41</text:p>
          <text:p text:style-name="P13"><text:a xlink:type="simple" xlink:href="#__RefHeading___Toc3100_3000536483" text:style-name="Internet_20_link" text:visited-style-name="Internet_20_link">Když na něco nejsou pravidla</text:a><text:tab/>41</text:p>
          <text:p text:style-name="P13"><text:a xlink:type="simple" xlink:href="#__RefHeading___Toc3102_3000536483" text:style-name="Internet_20_link" text:visited-style-name="Internet_20_link">Vedení hry</text:a><text:tab/>42</text:p>
          <text:p text:style-name="P13"><text:a xlink:type="simple" xlink:href="#__RefHeading___Toc3104_3000536483" text:style-name="Internet_20_link" text:visited-style-name="Internet_20_link">Hraní za protivníky</text:a><text:tab/>42</text:p>
        </text:index-body>
      </text:table-of-content>
      <text:p text:style-name="P10"><text:span text:style-name="T1"/></text:p>
      <text:h text:style-name="P24" text:outline-level="1"><text:bookmark-start text:name="__RefHeading___Toc2946_901242990"/>Zranění a léčení<text:bookmark-end text:name="__RefHeading___Toc2946_901242990"/></text:h>
      <text:list xml:id="list3415750861" text:style-name="L75">
        <text:list-item>
          <text:p text:style-name="P17"><text:span text:style-name="T4">Dělení na lehká a těžká zranění a ne na vyčerpání a zranění, protože s vyčerpáním by působilo divně zranění z ohně a kyseliny (leptání ubírá vyčerpání?) a léčení by neléčilo, ale „doplňovalo síly“, což je meh (viz LOTRO).</text:span></text:p>
        </text:list-item>
        <text:list-item>
          <text:p text:style-name="P18">Kondice se doplňuje přes noc a ne hned po boji, protože by pak bylo zbytečné veškeré healování mimo boj.</text:p>
          <text:list>
            <text:list-item>
              <text:p text:style-name="P16">Když se hpčka doplňujou přes noc, tak skupina bez healera může pořád fungovat, jen bude postupovat pomaleji (a navíc ne o moc, protože zas bude mít nejspíš víc válečníků, kteří víc vydrží). Přitom ale healera pořád budou chtít, protože to jejich postup dost zrychlí (a drtivá většina skupin mít healera bude, takže to by měl být "základní" mód hry, na který je to nastavené).</text:p>
            </text:list-item>
          </text:list>
        </text:list-item>
        <text:list-item>
          <text:p text:style-name="P19">Léčivé kouzlo použitelné v boji by mělo být v celé hře jen jedno (elfské <text:span text:style-name="T2">uzdrav lehká zranění</text:span>). <text:span text:style-name="T5">Tím je totiž zajištěno, že každá postava může v boji healnout jen jednou (aby se boje moc neprodlužovaly).</text:span></text:p>
          <text:list>
            <text:list-item>
              <text:p text:style-name="P20">Tzn. trpaslická, orcská, goblinská a jiná léčivá magie by měla fugnovat jen mimo boj <text:span text:style-name="T6">(případně to musí být spotřebáky typu váčku s medicínou, který healne a shoří)</text:span>.</text:p>
            </text:list-item>
          </text:list>
        </text:list-item>
        <text:list-item>
          <text:p text:style-name="P21"><text:span text:style-name="T2">Rituál regenerace</text:span> působí jen jednou za týden, aby měly smysl spotřebáky na léčení vážných zranění a bylo co kupovat (<text:span text:style-name="T2">lek</text:span><text:span text:style-name="T3">t</text:span><text:span text:style-name="T2">var regenerace</text:span>, masti).</text:p>
        </text:list-item>
        <text:list-item>
          <text:p text:style-name="P22"><text:span text:style-name="T2">Uzdrav lehká zranění</text:span> jde na jednu sadu zranění použít jen jednou, <text:span text:style-name="T7">aby mělo smysl i nemagické ošetřování (jinak by šlo po boji čistě tímhle kouzlem všechny dohealovat do full).</text:span></text:p>
        </text:list-item>
      </text:list>
      <text:p text:style-name="P1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7-01T14:36:34.221000000</dc:date>
    <meta:print-date>2113-01-01T00:00:00</meta:print-date>
    <meta:editing-cycles>11018</meta:editing-cycles>
    <meta:editing-duration>P33DT7H8M43S</meta:editing-duration>
    <meta:generator>LibreOffice/6.0.5.2$Windows_X86_64 LibreOffice_project/54c8cbb85f300ac59db32fe8a675ff7683cd5a16</meta:generator>
    <meta:document-statistic meta:table-count="0" meta:image-count="0" meta:object-count="0" meta:page-count="5" meta:paragraph-count="62" meta:word-count="399" meta:character-count="2224" meta:non-whitespace-character-count="1894"/>
  </office:meta>
</office:document-meta>
</file>